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number="urn:oasis:names:tc:opendocument:xmlns:datastyle:1.0" xmlns:form="urn:oasis:names:tc:opendocument:xmlns:form:1.0" xmlns:math="http://www.w3.org/1998/Math/MathML" xmlns:dr3d="urn:oasis:names:tc:opendocument:xmlns:dr3d:1.0" xmlns:ooow="http://openoffice.org/2004/writer" xmlns:xsi="http://www.w3.org/2001/XMLSchema-instance" xmlns:fo="urn:oasis:names:tc:opendocument:xmlns:xsl-fo-compatible:1.0" xmlns:office="urn:oasis:names:tc:opendocument:xmlns:office:1.0" xmlns:xlink="http://www.w3.org/1999/xlink" xmlns:xsd="http://www.w3.org/2001/XMLSchema" xmlns:draw="urn:oasis:names:tc:opendocument:xmlns:drawing:1.0" xmlns:meta="urn:oasis:names:tc:opendocument:xmlns:meta:1.0" xmlns:text="urn:oasis:names:tc:opendocument:xmlns:text:1.0" xmlns:chart="urn:oasis:names:tc:opendocument:xmlns:chart:1.0" xmlns:svg="urn:oasis:names:tc:opendocument:xmlns:svg-compatible:1.0" xmlns:oooc="http://openoffice.org/2004/calc" xmlns:dom="http://www.w3.org/2001/xml-events" xmlns:style="urn:oasis:names:tc:opendocument:xmlns:style:1.0" xmlns:ooo="http://openoffice.org/2004/office" xmlns:table="urn:oasis:names:tc:opendocument:xmlns:table:1.0" xmlns:dc="http://purl.org/dc/elements/1.1/" xmlns:script="urn:oasis:names:tc:opendocument:xmlns:script:1.0" xmlns:xforms="http://www.w3.org/2002/xforms" xmlns="http://www.w3.org/1999/xhtml" office:version="1.0">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list-style-name="L1"/>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10;&#9;&#9;&#9;&#9;&#9;&#9;Title&#10;&#9;&#9;&#9;&#9;&#9;">Participación, Datos y Gobierno abierto</text:p>
      <text:h text:style-name="Heading_20_1" text:outline-level="1">¿Porqué TICs en la participación?</text:h>
      <text:h text:style-name="Heading_20_2" text:outline-level="2">Aumentan la escala de los procesos</text:h>
      <text:h text:style-name="Heading_20_2" text:outline-level="2">Mejoran la memoria y traza de los procesos</text:h>
      <text:h text:style-name="Heading_20_2" text:outline-level="2">Permiten la ubicuidad</text:h>
      <text:h text:style-name="Heading_20_2" text:outline-level="2">Capacitan a la ciudadanía en el uso de herramientas TIC</text:h>
      <text:h text:style-name="Heading_20_2" text:outline-level="2">Los problemas en la participación</text:h>
      <text:h text:style-name="Heading_20_3" text:outline-level="3">desigualdad por capacitación</text:h>
      <text:h text:style-name="Heading_20_4" text:outline-level="4">¿expertos vs ciudadanos?</text:h>
      <text:h text:style-name="Heading_20_3" text:outline-level="3">Tensión participativa</text:h>
      <text:h text:style-name="Heading_20_4" text:outline-level="4">¿Conciliación?</text:h>
      <text:h text:style-name="Heading_20_4" text:outline-level="4">¿vinculante?</text:h>
      <text:h text:style-name="Heading_20_5" text:outline-level="5">Constitución formal vs material</text:h>
      <text:h text:style-name="Heading_20_3" text:outline-level="3">Volumen de información</text:h>
      <text:h text:style-name="Heading_20_4" text:outline-level="4">Gestión y segmentación del contenido</text:h>
      <text:h text:style-name="Heading_20_1" text:outline-level="1">Principios de las nuevas tecnologías y nuevos paradigmas aplicados a la participación</text:h>
      <text:h text:style-name="Heading_20_2" text:outline-level="2">Evolución de la web</text:h>
      <text:h text:style-name="Heading_20_3" text:outline-level="3">web 1.0</text:h>
      <text:h text:style-name="Heading_20_4" text:outline-level="4">Estática</text:h>
      <text:h text:style-name="Heading_20_4" text:outline-level="4">Dinámica</text:h>
      <text:h text:style-name="Heading_20_3" text:outline-level="3">Web 2.0</text:h>
      <text:h text:style-name="Heading_20_3" text:outline-level="3">Web 3.0 y más allá</text:h>
      <text:h text:style-name="Heading_20_4" text:outline-level="4">Taxonomías</text:h>
      <text:h text:style-name="Heading_20_4" text:outline-level="4">Folksonomías</text:h>
      <text:h text:style-name="Heading_20_4" text:outline-level="4">Un ejemplo de su potencia (beta) en : http://www.wolframalpha.com/</text:h>
      <text:h text:style-name="Heading_20_4" text:outline-level="4">Si interesa el tema, ver:<text:line-break/>-web semántica<text:line-break/>-el internet de las cosas</text:h>
      <text:h text:style-name="Heading_20_2" text:outline-level="2">Busqueda avanzada y etiquetado</text:h>
      <text:h text:style-name="Heading_20_2" text:outline-level="2">Sindicación de contenidos y escucha activa</text:h>
      <text:h text:style-name="Heading_20_3" text:outline-level="3">Interoperabilidad</text:h>
      <text:h text:style-name="Heading_20_3" text:outline-level="3">APIs</text:h>
      <text:h text:style-name="Heading_20_3" text:outline-level="3">Alertas</text:h>
      <text:h text:style-name="Heading_20_2" text:outline-level="2">Tipos de canales</text:h>
      <text:h text:style-name="Heading_20_3" text:outline-level="3">Plataformas institucionales</text:h>
      <text:h text:style-name="Heading_20_3" text:outline-level="3">Blogs</text:h>
      <text:h text:style-name="Heading_20_3" text:outline-level="3">Redes Sociales</text:h>
      <text:h text:style-name="Heading_20_3" text:outline-level="3">Canales multimedia</text:h>
      <text:h text:style-name="Heading_20_3" text:outline-level="3">Documentos colaborativos</text:h>
      <text:h text:style-name="Heading_20_3" text:outline-level="3">Aplicaciones Ad-Hoc</text:h>
      <text:h text:style-name="Heading_20_3" text:outline-level="3">Bases de conocimiento</text:h>
      <text:h text:style-name="Heading_20_2" text:outline-level="2">Wikilegislación</text:h>
      <text:h text:style-name="Heading_20_1" text:outline-level="1">Gobierno Abierto</text:h>
      <text:h text:style-name="Heading_20_2" text:outline-level="2">Principios del OpenData</text:h>
      <text:h text:style-name="Heading_20_3" text:outline-level="3">Los datos abiertos son datos que pueden ser utilizados, reutilizados y redistribuidos libremente por cualquier persona.</text:h>
      <text:h text:style-name="Heading_20_3" text:outline-level="3">Las administraciones publicas disponen de gran cantidad de datos publicos con un valor incalculable. Es por ello que para el beneficio de los gobiernos y de los ciudadanos estos deben ser liberados</text:h>
      <text:h text:style-name="Heading_20_3" text:outline-level="3">Requisitos (creciente)</text:h>
      <text:h text:style-name="Heading_20_4" text:outline-level="4">Disponibles en web</text:h>
      <text:h text:style-name="Heading_20_4" text:outline-level="4">Datos estructurados</text:h>
      <text:h text:style-name="Heading_20_4" text:outline-level="4">Formatos no propietarios</text:h>
      <text:h text:style-name="Heading_20_4" text:outline-level="4">URI´s que enlacen los conjuntos</text:h>
      <text:h text:style-name="Heading_20_4" text:outline-level="4">Datos enlazados a otros recursos</text:h>
      <text:h text:style-name="Heading_20_3" text:outline-level="3">Consideraciones</text:h>
      <text:h text:style-name="Heading_20_4" text:outline-level="4">Volumen de datos</text:h>
      <text:h text:style-name="Heading_20_4" text:outline-level="4">Variedad</text:h>
      <text:h text:style-name="Heading_20_4" text:outline-level="4">Velocidad de actualización + suscripción</text:h>
      <text:h text:style-name="Heading_20_4" text:outline-level="4">Veracidad</text:h>
      <text:h text:style-name="Heading_20_4" text:outline-level="4">Valor</text:h>
      <text:h text:style-name="Heading_20_4" text:outline-level="4">Anonimato + Seguridad (Nacional)</text:h>
      <text:h text:style-name="Heading_20_3" text:outline-level="3">Beneficios de abrir datos</text:h>
      <text:h text:style-name="Heading_20_4" text:outline-level="4">Para los gobiernos y administraciones</text:h>
      <text:h text:style-name="Heading_20_5" text:outline-level="5">Mayor eficiencia de las administraciones</text:h>
      <text:h text:style-name="Heading_20_5" text:outline-level="5">Transparencia y Participacion</text:h>
      <text:h text:style-name="Heading_20_5" text:outline-level="5">Interoperabilidad</text:h>
      <text:h text:style-name="Heading_20_6" text:outline-level="6">de datos</text:h>
      <text:h text:style-name="Heading_20_6" text:outline-level="6">procedimientos</text:h>
      <text:h text:style-name="Heading_20_6" text:outline-level="6">legislativa</text:h>
      <text:h text:style-name="Heading_20_5" text:outline-level="5">Crece la confianza de los ciudadanos en los procesos de gobierno. LEGITIMA</text:h>
      <text:h text:style-name="Heading_20_4" text:outline-level="4">Para Empresas</text:h>
      <text:h text:style-name="Heading_20_5" text:outline-level="5">Marcas de Calidad</text:h>
      <text:h text:style-name="Heading_20_5" text:outline-level="5">Responsabilidad Social Corporativa</text:h>
      <text:h text:style-name="Heading_20_5" text:outline-level="5">Oportunidades de colaboración y negocio</text:h>
      <text:h text:style-name="Heading_20_4" text:outline-level="4">Ciudadanía y ONGs</text:h>
      <text:h text:style-name="Heading_20_5" text:outline-level="5">Monitorización y auditoría ciudadanas</text:h>
      <text:h text:style-name="Heading_20_5" text:outline-level="5">Colaboración y participación informadas</text:h>
      <text:h text:style-name="Heading_20_5" text:outline-level="5">Facilita el hacer valer sus derechos</text:h>
      <text:h text:style-name="Heading_20_4" text:outline-level="4">I + D + i</text:h>
      <text:h text:style-name="Heading_20_5" text:outline-level="5">Investigación ágil</text:h>
      <text:h text:style-name="Heading_20_5" text:outline-level="5">Validación de hipótesis</text:h>
      <text:h text:style-name="Heading_20_5" text:outline-level="5">Ampliación de Universos del Discurso (Marcos de trabajo))</text:h>
      <text:h text:style-name="Heading_20_4" text:outline-level="4">Generacion de nueva economia</text:h>
      <text:h text:style-name="Heading_20_4" text:outline-level="4">Nuevo conocimiento mezclando datos</text:h>
      <text:h text:style-name="Heading_20_4" text:outline-level="4">...</text:h>
      <text:h text:style-name="Heading_20_2" text:outline-level="2">OpenGovernment se alinea con...</text:h>
      <text:h text:style-name="Heading_20_3" text:outline-level="3">Open Source</text:h>
      <text:h text:style-name="Heading_20_3" text:outline-level="3">Open Hardware</text:h>
      <text:h text:style-name="Heading_20_3" text:outline-level="3">Open Content</text:h>
      <text:h text:style-name="Heading_20_3" text:outline-level="3">Open Access</text:h>
      <text:h text:style-name="Heading_20_2" text:outline-level="2">El gobierno abierto es la doctrina política que sostiene que los temas de gobierno y administración pública deben ser abiertos a todos los niveles posibles en cuanto a transparencia, esto debe ir unido a la creación de espacios permanentes de participación ciudadana y colaboración ciudadana. Un Gobierno Abierto asume el compromiso de garantizar que la administración y operación de todos los servicios públicos que el Estado brinda puedan ser supervisados por la comunidad, es decir, que estén abiertos al escrutinio de la ciudadanía. Dicho proceso, que incrementa la transparencia de la administración, debe acompañarse también por la generación de espacios de encuentro con la comunidad en los que los ciudadanos puedan participar en las decisiones de gobierno y colaborar con la administración en la búsqueda de soluciones a los problemas públicos canalizando el potencial innovador de los ciudadanos, el mercado y las organizaciones civiles para el beneficio de la comunidad toda (Ramírez-Alujas 2011)</text:h>
      <text:h text:style-name="Heading_20_2" text:outline-level="2">Se fundamenta "axiomáticamente"</text:h>
      <text:h text:style-name="Heading_20_3" text:outline-level="3">Transparencia: Un Gobierno transparente fomenta y promueve la rendición de cuentas de la Administración ante la ciudadanía y proporciona información sobre lo que está realizando y sobre sus planes de actuación. El Ayuntamiento (y cualquier otra Administración) debería permitir el acceso a esta información pública de manera sencilla y clara, permitiendo de esta manera que los ciudadanos puedan realizar un control de la acción de gobierno, así como crear valor económico o social a partir de los datos públicos ofrecidos libremente por la Administración.</text:h>
      <text:h text:style-name="Heading_20_3" text:outline-level="3">Colaboración: Un Gobierno colaborativo implica y compromete a los ciudadanos y demás agentes en el propio trabajo de la Administración. La colaboración supone la cooperación no sólo con la ciudadanía, sino también con las empresas, las asociaciones y demás agentes, y permite el trabajo conjunto dentro de la propia Administración entre sus empleados y con otras Administraciones.</text:h>
      <text:h text:style-name="Heading_20_3" text:outline-level="3">Participación: Un Gobierno participativo favorece el derecho de la ciudadanía a participar activamente en la conformación de políticas públicas y anima a la Administración a beneficiarse del conocimiento y experiencia de los ciudadanos. Por tanto, impulsa acciones y orienta actuaciones que aumentan el protagonismo e implicación de los ciudadanos en asuntos públicos y compromete con mayor intensidad a las fuerzas políticas con sus conciudadanos.</text:h>
      <text:h text:style-name="Heading_20_2" text:outline-level="2">Poniendose a ello</text:h>
      <text:h text:style-name="Heading_20_3" text:outline-level="3">Propuesta de implantación en Informe Democracia Digital Andalucía</text:h>
      <text:h text:style-name="Heading_20_4" text:outline-level="4">La  propuesta  recoge  derechos<text:line-break/>del ciudadano y  obligaciones de<text:line-break/>la Administración.</text:h>
      <text:h text:style-name="Heading_20_4" text:outline-level="4">Se describen 21 instrumentos de<text:line-break/>participación:</text:h>
      <text:h text:style-name="Heading_20_5" text:outline-level="5">Consultas</text:h>
      <text:h text:style-name="Heading_20_5" text:outline-level="5">Propuesta</text:h>
      <text:h text:style-name="Heading_20_5" text:outline-level="5">Decisión</text:h>
      <text:h text:style-name="Heading_20_5" text:outline-level="5">Co-participación</text:h>
      <text:h text:style-name="Heading_20_5" text:outline-level="5">Otros</text:h>
      <text:h text:style-name="Heading_20_4" text:outline-level="4">Se  recomienda  la  creación  de<text:line-break/>organismos  independientes<text:line-break/>coordinar  el  fomento  de  la<text:line-break/>participación</text:h>
      <text:h text:style-name="Heading_20_4" text:outline-level="4">https://n-1.cc/file/view/1893000/propuestas-de-democracia-digital</text:h>
      <text:h text:style-name="Heading_20_3" text:outline-level="3">Ambitos del Gobierno Abierto</text:h>
      <text:h text:style-name="Heading_20_4" text:outline-level="4">Identificación de problemas o necesidades</text:h>
      <text:h text:style-name="Heading_20_4" text:outline-level="4">Busqueda y presentación de posibles alternativas de solución.</text:h>
      <text:h text:style-name="Heading_20_4" text:outline-level="4">Elección de una/varias alternativas de solución</text:h>
      <text:h text:style-name="Heading_20_4" text:outline-level="4">Implementación de la/s alternativa/s</text:h>
      <text:h text:style-name="Heading_20_4" text:outline-level="4">Evaluación y refinamiento de esa implementación.</text:h>
      <text:h text:style-name="Heading_20_3" text:outline-level="3">Herramientas</text:h>
      <text:h text:style-name="Heading_20_4" text:outline-level="4">Transparencia - Información</text:h>
      <text:h text:style-name="Heading_20_5" text:outline-level="5">OpenSpending</text:h>
      <text:h text:style-name="Heading_20_5" text:outline-level="5">http://www.alaveteli.org/</text:h>
      <text:h text:style-name="Heading_20_5" text:outline-level="5">theyworkforyou</text:h>
      <text:h text:style-name="Heading_20_5" text:outline-level="5">OpenLicita</text:h>
      <text:h text:style-name="Heading_20_5" text:outline-level="5">OpenCongress</text:h>
      <text:h text:style-name="Heading_20_5" text:outline-level="5">https://github.com/bundestag/gesetze#german-federal-laws-and-regulations</text:h>
      <text:h text:style-name="Heading_20_4" text:outline-level="4">Consulta - Propuesta</text:h>
      <text:h text:style-name="Heading_20_5" text:outline-level="5">    La Administración responde - Aplicación de consultas al gobierno</text:h>
      <text:h text:style-name="Heading_20_6" text:outline-level="6">Write To Them http://www.mysociety.org/projects/writetothem/</text:h>
      <text:h text:style-name="Heading_20_6" text:outline-level="6">What Do They Know: http://www.mysociety.org/projects/whatdotheyknow</text:h>
      <text:h text:style-name="Heading_20_5" text:outline-level="5">ePetitions</text:h>
      <text:h text:style-name="Heading_20_5" text:outline-level="5">Avoin Ministeriö → https://www.avoinministerio.fi</text:h>
      <text:h text:style-name="Heading_20_4" text:outline-level="4">Decisión- Elección</text:h>
      <text:h text:style-name="Heading_20_5" text:outline-level="5">AgoraVoting</text:h>
      <text:h text:style-name="Heading_20_5" text:outline-level="5">http://mifirma.com/</text:h>
      <text:h text:style-name="Heading_20_5" text:outline-level="5">civitana</text:h>
      <text:h text:style-name="Heading_20_4" text:outline-level="4">Auditoría-Petición- Monitorización</text:h>
      <text:h text:style-name="Heading_20_5" text:outline-level="5">Fixmystreet</text:h>
      <text:h text:style-name="Heading_20_5" text:outline-level="5">Fixmytransport</text:h>
      <text:h text:style-name="Heading_20_4" text:outline-level="4">Acción Legislativa Popular</text:h>
      <text:h text:style-name="Heading_20_5" text:outline-level="5">http://www.yrpri.org/home/world</text:h>
      <text:h text:style-name="Heading_20_5" text:outline-level="5">UserVoice</text:h>
      <text:h text:style-name="Heading_20_4" text:outline-level="4">Y una buena recopilación: www.participatedb.com</text:h>
      <text:h text:style-name="Heading_20_1" text:outline-level="1">Casos de éxito OpenData</text:h>
      <text:h text:style-name="Heading_20_2" text:outline-level="2">Smartcities</text:h>
      <text:h text:style-name="Heading_20_3" text:outline-level="3">Con OpenData público.</text:h>
      <text:h text:style-name="Heading_20_4" text:outline-level="4">Mejora de servicios</text:h>
      <text:h text:style-name="Heading_20_5" text:outline-level="5">http://www.nytimes.com/interactive/dining/new-york-health-department-restaurant-ratings-map.html?_r=2&amp;<text:line-break/>
<text:line-break/>The New York City Department of Health and Mental Hygiene performs unannounced sanitary inspections of every restaurant at least once per year. Violation points result in a letter grade, which can be explored in the map below, along with violation descriptions. The information on this map will be updated every two weeks.</text:h>
      <text:h text:style-name="Heading_20_5" text:outline-level="5">https://play.google.com/store/apps/details?id=com.zaragoza.bizi<text:line-break/>
<text:line-break/>Bizi Zaragoza es una aplicación móvil gratuita que ofrece información en tiempo real sobre el estado de la red de bicicletas de la capital aragonesa. Este servicio, además, permite a los ciudadanos informar, de forma inmediata, sobre cualquier posible incidencia en los anclajes de las 130 estaciones; introduciendo el nombre de la estación, el nº de tarjeta, el nº de bicicleta y el nº de anclaje.<text:line-break/>
<text:line-break/>Asimismo, la app dispone de un mapa interactivo en el cual el usuario puede seleccionar las estaciones más habituales y conocer la distancia y el recorrido peatonal para llegar hasta ellas. Como opciones adicionales, BiziZGZ incluye una sección de enlaces de interés, información sobre abonos temporales y una guía donde se detallan las normas de uso y la ordenanza municipal de ciclistas, peatones y conductores.</text:h>
      <text:h text:style-name="Heading_20_4" text:outline-level="4">Ambientales</text:h>
      <text:h text:style-name="Heading_20_5" text:outline-level="5">http://datos.gob.es/content/pollen-air<text:line-break/>
<text:line-break/>es una visualización que muestra el volumen del polen existente en la atmósfera de la ciudad de Gijón. En su realización, se cruzan datos abiertos del Ayuntamiento de Gijón sobre las especies vegetales de la localidad e información sobre la cantidad de este agente medioambiental en el aire.<text:line-break/>
<text:line-break/>La iniciativa permite conocer no solo la masa de polen sino su origen y su distribución geoespacial.</text:h>
      <text:h text:style-name="Heading_20_3" text:outline-level="3">Con datos públicos no OpenData</text:h>
      <text:h text:style-name="Heading_20_4" text:outline-level="4">Transparencia</text:h>
      <text:h text:style-name="Heading_20_5" text:outline-level="5">http://sevillapresus.blogspot.com.es/<text:line-break/>
<text:line-break/>Visualizaciones e historias tras los presupuestos de la ciudad de Sevilla</text:h>
      <text:h text:style-name="Heading_20_4" text:outline-level="4">Mejora de servicios</text:h>
      <text:h text:style-name="Heading_20_5" text:outline-level="5">http://datos.gob.es/content/repostator<text:line-break/>
<text:line-break/>A través del portal web Repostator, el usuario puede calcular el gasto diario en combustible que realiza en cada uno de sus trayectos. Este servicio, a su vez, permite introducir una localidad española en su buscador y encontrar, ubicadas en un mapa de la ciudad, todas las estaciones de servicios con sus correspondientes precios de combustible.</text:h>
      <text:h text:style-name="Heading_20_2" text:outline-level="2">Aplicaciones Medioambientales</text:h>
      <text:h text:style-name="Heading_20_3" text:outline-level="3">Iniciativas no comerciales</text:h>
      <text:h text:style-name="Heading_20_4" text:outline-level="4">Ambientales</text:h>
      <text:h text:style-name="Heading_20_5" text:outline-level="5">http://earth911.com/irecycle/<text:line-break/>
<text:line-break/>iRecycle can tell you how, where and when to recycle just about anything. Using your current location, ZIP code, address or city, get access to vital details for collection points, such as Web site, phone number, directions, hours of operation and other materials collected.</text:h>
      <text:h text:style-name="Heading_20_5" text:outline-level="5">http://www.bioscripts.net/playas/<text:line-break/>
<text:line-break/>#AdoptaUnaPlaya</text:h>
      <text:h text:style-name="Heading_20_5" text:outline-level="5">http://www.espanaenllamas.es/<text:line-break/>
<text:line-break/>Una aplicación web permite visualizar y navegar por datos inéditos de todos los incendios forestales de 100 hectáreas o más ocurridos en España entre 2001 y 2012, poniendo en contexto los fuegos que ocurren en la actualidad. El usuario puede realizar una “visita guiada” a través de nueve historias con las claves del período Link o explorar los datos por sí mismo Link. Ahora, además, incorpora las primeras conclusiones de esta investigación periodística de nueve meses sobre la lucha judicial contra el fuego.</text:h>
      <text:h text:style-name="Heading_20_5" text:outline-level="5">http://aquadaia.com/es<text:line-break/>
<text:line-break/>Detección automática de la estación meteorológica más cercana. Aquadaia emplea modernas técnicas de minería de datos para integrar la información meteorológica procedente de diferentes fuentes automatizando así el seguimiento de los cultivos definidos por el usuario</text:h>
      <text:h text:style-name="Heading_20_5" text:outline-level="5">https://play.google.com/store/apps/details?id=arboleda.cma&amp;feature=more_from_developer#?t=W251bGwsMSwxLDEwMiwiYXJib2xlZGEuY21hIl0.<text:line-break/>
<text:line-break/>Localización y descripción de los Árboles y Arboledas Singulares declarados en Andalucía más cercanos a nuestra posición.</text:h>
      <text:h text:style-name="Heading_20_4" text:outline-level="4">científicas</text:h>
      <text:h text:style-name="Heading_20_5" text:outline-level="5">http://www.ub.edu/fem/index.php/es/ciencia-ciutadana-es<text:line-break/>
<text:line-break/>Riu.net es una aplicación para teléfonos móviles que permite evaluar de forma sencilla y fácil el estado ecológico de un río y transmitir esta información a los expertos de la Universidad de Barcelona.</text:h>
      <text:h text:style-name="Heading_20_5" text:outline-level="5">http://www.iagua.es/noticias/colombia/ciat/14/09/05/cultivos-arroz-norte-colombia-salvados-sequia-gracias-al-uso-big</text:h>
      <text:h text:style-name="Heading_20_5" text:outline-level="5">http://www.e-agriculture.org/news/icts-improve-forest-governance</text:h>
      <text:h text:style-name="Heading_20_5" text:outline-level="5">http://www.globalclimatemonitor.org/<text:line-break/>
<text:line-break/>La mayor BD de datos climáticos disponible.</text:h>
      <text:h text:style-name="Heading_20_4" text:outline-level="4">otras</text:h>
      <text:h text:style-name="Heading_20_5" text:outline-level="5">https://titanpad.com/hack4med<text:line-break/>
<text:line-break/>Resultados andaluces del #Hack4med del Proyecto HOMER http://homerproject.eu/</text:h>
      <text:h text:style-name="Heading_20_3" text:outline-level="3">Iniciativas comerciales (pueden usar OpenData pero no ofrecerlo... )</text:h>
      <text:h text:style-name="Heading_20_4" text:outline-level="4">Climaticas</text:h>
      <text:h text:style-name="Heading_20_5" text:outline-level="5">http://www.accuweather.com<text:line-break/>
<text:line-break/>AccuWeather provides local forecasts for everywhere in the United States and over two million locations worldwide. AccuWeather also provides our products and services to more than 175,000 paying customers in media, business, government and institutions. Our headquarters in State College, PA, is home to the greatest number of forecast meteorologists in one location anywhere in the world.</text:h>
      <text:h text:style-name="Heading_20_5" text:outline-level="5">http://www.earthnetworks.com/<text:line-break/>
<text:line-break/> Earth Networks has been Taking the Pulse of the Planet by gathering and analyzing atmospheric observations using the world’s largest weather observation and lightning detection networks so our customers can Know Before™. Real-time weather and lightning data – gathered every few seconds from thousands of sensors across the planet – keep consumers, businesses, and governments around the globe informed with neighborhood-level weather intelligence, updated with the most current forecasts, and alerted to approaching severe weather with the fastest alerts.</text:h>
      <text:h text:style-name="Heading_20_5" text:outline-level="5">http://www.wdtinc.com/<text:line-break/>
<text:line-break/>Weather Decision Technologies provides organizations with decision support on a global scale. WDT offers specific expertise with big data as it applies to hazardous weather detection and prediction, forecast modeling, decision analytics, GIS, mobile apps and interactive mapping. WDT employs the WeatherOps forecast team, staffed by experts who provide global asset projection and commodities trading decision support.</text:h>
      <text:h text:style-name="Heading_20_4" text:outline-level="4">Remezclas</text:h>
      <text:h text:style-name="Heading_20_5" text:outline-level="5">http://www.edrnet.com<text:line-break/>
<text:line-break/>Environmental Data Resources (EDR) provides information on businesses, properties and buildings to professionals in the financial, environmental, real estate, corporate, government, and legal sectors, and to other information companies. The company created and maintains the National Environmental Data Information System, or NEDIS, its proprietary aggregate database of environmental records and historical land use information culled from public records and private sources. Over 20 years in the making and updated continually, NEDIS contains 1,400 databases, some of which are proprietary, and more than 3.1 billion records.</text:h>
      <text:h text:style-name="Heading_20_4" text:outline-level="4">Alimentación</text:h>
      <text:h text:style-name="Heading_20_5" text:outline-level="5">http://www.foodtechconnect.com<text:line-break/>
<text:line-break/>Food+Tech Connect is a media and research company building a network for innovators transforming the business of food. Through news, analysis and research, we help people identify and understand market needs, emerging technologies and successful business models. Through events, we connect the leading thinkers and doers from the worlds of food, agriculture, health and technology. Our goal is to accelerate innovation and feed the growing hunger to hack a healthier, more equitable and more profitable future for food.</text:h>
      <text:h text:style-name="Heading_20_5" text:outline-level="5">http://www.getlocavore.com/<text:line-break/>
<text:line-break/>Locavore enables users to find local, in-season food at nearby farmers' markets and farms. Local Dirt brings the potential of streamlined agrisourcing to the local marketplace, capturing inefficiencies and producing results.</text:h>
      <text:h text:style-name="Heading_20_3" text:outline-level="3">Iniciativas no catalogables</text:h>
      <text:h text:style-name="Heading_20_4" text:outline-level="4">http://www.elmundo.es/economia/2014/09/16/5417fbdce2704ec5318b4577.html<text:line-break/>
<text:line-break/>El 'Big Data' da el salto a las depuradoras de agua. Apoyo a la toma de decisiones, métricas, etc...</text:h>
      <text:h text:style-name="Heading_20_1" text:outline-level="1">Referencias</text:h>
      <text:h text:style-name="Heading_20_2" text:outline-level="2">Herramientas para trabajar (Datos)</text:h>
      <text:h text:style-name="Heading_20_3" text:outline-level="3">https://pad.okfn.org/p/Tools_tools_and_more_tools<text:line-break/>Recopilación de herramientas para trabajar con Datos (cubre todo el ciclo)</text:h>
      <text:h text:style-name="Heading_20_3" text:outline-level="3">http://www.juntadeandalucia.es/medioambiente/site/rediam<text:line-break/>Red Andaluza de Información Ambiental</text:h>
      <text:h text:style-name="Heading_20_3" text:outline-level="3">http://datos.gob.es<text:line-break/>Portal Nacional de datos abiertos</text:h>
      <text:h text:style-name="Heading_20_2" text:outline-level="2">Entidades</text:h>
      <text:h text:style-name="Heading_20_3" text:outline-level="3">OpenKratio</text:h>
      <text:h text:style-name="Heading_20_3" text:outline-level="3">Civio</text:h>
      <text:h text:style-name="Heading_20_3" text:outline-level="3">Open Knowledge Foundation</text:h>
      <text:h text:style-name="Heading_20_3" text:outline-level="3">Water P2P</text:h>
      <text:h text:style-name="Heading_20_3" text:outline-level="3">Sunlight Foundation</text:h>
      <text:h text:style-name="Heading_20_2" text:outline-level="2">Enlaces con material de interés</text:h>
      <text:h text:style-name="Heading_20_3" text:outline-level="3">Ordenanza sobre Transparencia y Libre acceso a la información (ayuntamiento de Zaragoza)<text:line-break/>https://www.zaragoza.es/ciudad/normativa/detalle_Normativa?id=3983</text:h>
      <text:h text:style-name="Heading_20_3" text:outline-level="3">Democracia 4.0<text:line-break/>http://demo4punto0.net/</text:h>
      <text:h text:style-name="Heading_20_3" text:outline-level="3">El Partido Politico como Plataforma (P3): Modelo para un partido abierto basado en el<text:line-break/>Gobierno Abierto y la Tecnopolítica.<text:line-break/>
<text:line-break/>    -Artículo académico:http://gigapp.org/es/lista-publicaciones?view=publication&amp;task=show&amp;id=900<text:line-break/>
<text:line-break/>    -Trasparencias para presentación: http://es.slideshare.net/fontanon/el-partido-poltico-como-plataforma</text:h>
      <text:h text:style-name="Heading_20_3" text:outline-level="3">Kit formativo OpenData para responsables públicos<text:line-break/>
<text:line-break/>http://openkratio.org/copiame-kit-formativo-opendata-para-responsables-publicos/</text:h>
    </office:text>
  </office:body>
</office:document-content>
</file>

<file path=styles.xml><?xml version="1.0" encoding="utf-8"?>
<!--
/*Freeplane - A Program for creating and viewing Mindmaps
 *Copyright (C) 2000-2008  Christian Foltin and others.
 *
 *See COPYING for Details
 *
 *This program is free software; you can redistribute it and/or
 *modify it under the terms of the GNU General Public License
 *as published by the Free Software Foundation; either version 2
 *of the License, or (at your option) any later version.
 *
 *This program is distributed in the hope that it will be useful,
 *but WITHOUT ANY WARRANTY; without even the implied warranty of
 *MERCHANTABILITY or FITNESS FOR A PARTICULAR PURPOSE.  See the
 *GNU General Public License for more details.
 *
 *You should have received a copy of the GNU General Public License
 *along with this program; if not, write to the Free Software
 *Foundation, Inc., 59 Temple Place - Suite 330, Boston, MA  02111-1307, USA.
 *
 */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DE" style:font-name-asian="DejaVu Sans2" style:font-size-asian="12pt" style:language-asian="de" style:country-asian="DE" style:font-name-complex="DejaVu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